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Ellian – this peninsula and associated archipelago are mostly covered in tropical jungles and marshlands. The northern border with Tembran's Foothills is found where the hills give way to the marshlands that flood yearly from the squall runoff from the north. While the yearly storms cause most of the peninsula to flood, only the northernmost areas retain significant amounts of standing water year-round, while the rest of the kingdom is dominated by dense jungle.</text:p>
      <text:p text:style-name="P1"><text:tab/>The archipelago off the peninsula's east coast is similarly covered with dense jungle, and contains similar flora and fauna to the mainland, barring a few unique varieties found only on the islands. The three largest islands represent a valuable center of production for the kingdom, being able to grow unique crops, such as various spices, that are found in few other places in Dreyüs. </text:p>
      <text:p text:style-name="P1"><text:tab/>Population centers are mostly along the eastern coast of the peninsula, as well as the major islands of the archipelago. Other settlements do exist, such as a few villages and small cities in the jungle, as well as ports along the west coast that are vital to the kingdom's economy. The primary ports, government facilities, as well as the majority of the material wealth are all concentrated around the eastern coast and major islands.</text:p>
      <text:p text:style-name="P1"><text:tab/>The Ellian Kingdom maintains a unified control of its land and maritime territories via a respectable navy and a menial sky fleet. Generally unconcerned with force projection beyond their own, these military forces serve to protect and maintain the law of the kingdom. Professing neutrality, the kingdom specifically attempts to prevent foreign battles occurring in their sovereign territory, and when prevention fails, to dominate said battles to ensure their power of their own territory remains absolute. Due to relying heavily on trade exports to gain access to the material and technological resources beyond their reach, any transgressions on their territory typically do not result in long-term political resentments. Instead, such instances are later assuaged via apologetic trade agreements that favor Ellian.</text:p>
      <text:p text:style-name="P1"><text:tab/>Ellian does have a significant rivalry with the naval forces from the Shores of Sand. The Shores represent the sole reason the Ellian naval trade does not dominate the whole of southern <text:s/>Dreyüs. While typically peaceful, the mere presence of each other represent a bounding of their respective control. Both are sure to enact vindictive tariffs upon one another, not enough to make trade unprofitable, but enough to leave a sour taste. However, in the west Ellian remains uncontested, sailing and trading as far as Chonistalan. </text:p>
      <text:p text:style-name="P1"><text:tab/>Relations with the people of Tembran's Foothills are warm and congenial, with trade flowing freely between the two, as much as the land allows. Each considers the other a close and valued ally, and would be likely to provide assistance to one another in times of need. A breakdown of this relationship would indicate monumentally dire shifts in geopolitical st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9M</meta:editing-duration>
    <meta:editing-cycles>5</meta:editing-cycles>
    <meta:generator>OpenOffice/4.1.15$Win32 OpenOffice.org_project/4115m2$Build-9813</meta:generator>
    <dc:date>2024-05-09T00:20:19</dc:date>
    <meta:document-statistic meta:table-count="0" meta:image-count="0" meta:object-count="0" meta:page-count="1" meta:paragraph-count="6" meta:word-count="479" meta:character-count="3010"/>
    <meta:user-defined meta:name="Info 1"/>
    <meta:user-defined meta:name="Info 2"/>
    <meta:user-defined meta:name="Info 3"/>
    <meta:user-defined meta:name="Info 4"/>
  </office:meta>
</office:document-meta>
</file>